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755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Link: </text:span>https://trello.com/b/fkEuAaXD/sistema-de-gerenciamento-de-cinem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3T19:06:22.251992300</meta:creation-date>
    <dc:date>2025-11-03T19:07:16.370134100</dc:date>
    <meta:editing-duration>PT54S</meta:editing-duration>
    <meta:editing-cycles>1</meta:editing-cycles>
    <meta:document-statistic meta:table-count="0" meta:image-count="0" meta:object-count="0" meta:page-count="1" meta:paragraph-count="1" meta:word-count="2" meta:character-count="70" meta:non-whitespace-character-count="69"/>
    <meta:generator>LibreOffice/25.8.2.2$Windows_X86_64 LibreOffice_project/d401f2107ccab8f924a8e2df40f573aab7605b6f</meta:generator>
  </office:meta>
</office:document-meta>
</file>